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row>
        <mi/>
        <mo stretchy="false">=</mo>
        <mi/>
      </mrow>
      <munder>
        <munder>
          <mrow>
            <mrow>
              <munderover>
                <mo stretchy="false">∑</mo>
                <mrow>
                  <mi>n</mi>
                  <mo stretchy="false">=</mo>
                  <mn>0</mn>
                </mrow>
                <mi>m</mi>
              </munderover>
              <msub>
                <mi>a</mi>
                <mi>n</mi>
              </msub>
            </mrow>
            <msup>
              <mi>x</mi>
              <mi>n</mi>
            </msup>
          </mrow>
          <mo stretchy="false">⏟</mo>
        </munder>
        <mrow>
          <mstyle mathsize="70%">
            <mrow>
              <mrow>
                <mtext>Näherungspolynom </mtext>
                <mi>m</mi>
                <mtext>-ten Grades</mtext>
              </mrow>
            </mrow>
          </mstyle>
        </mrow>
      </munder>
      <mrow>
        <mi/>
        <mo stretchy="false">+</mo>
        <mi/>
      </mrow>
      <mover>
        <mover>
          <mrow>
            <msub>
              <mi>R</mi>
              <mi>m</mi>
            </msub>
            <mrow>
              <mo stretchy="false">(</mo>
              <mrow>
                <mi>x</mi>
              </mrow>
              <mo stretchy="false">)</mo>
            </mrow>
          </mrow>
          <mo stretchy="false">⏞</mo>
        </mover>
        <mrow>
          <mstyle mathsize="70%">
            <mrow>
              <mtext>Restglied</mtext>
            </mrow>
          </mstyle>
        </mrow>
      </mover>
    </mrow>
    <annotation encoding="StarMath 5.0">f(x) `=` {sum from n=0 to m a_n x^n} underbrace {size*0.7 {"Näherungspolynom "m"-ten Grades"}} `+` {R_m(x)} overbrace {size*0.7 "Restglied"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3:24:09.741000000</meta:creation-date>
    <meta:generator>LibreOffice/4.1.4.2$Windows_x86 LibreOffice_project/0a0440ccc0227ad9829de5f46be37cfb6edcf72</meta:generator>
  </office:meta>
</office:document-meta>
</file>